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9000003DEC0DA58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charset="x-symbol"/>
    <style:font-face style:name="Arial" svg:font-family="Arial" style:font-family-generic="roman"/>
    <style:font-face style:name="OpenSymbol" svg:font-family="OpenSymbol, 'Arial Unicode MS'" style:font-family-generic="roman"/>
    <style:font-face style:name="Times New Roman" svg:font-family="'Times New Roman'" style:font-family-generic="roman"/>
    <style:font-face style:name="Times New Roman1" svg:font-family="'Times New Roman'" style:font-family-generic="swiss"/>
    <style:font-face style:name="DejaVu Sans Mono1" svg:font-family="'DejaVu Sans Mono'" style:font-adornments="Book" style:font-family-generic="modern" style:font-pitch="fixed"/>
    <style:font-face style:name="DejaVu Sans Mono" svg:font-family="'DejaVu Sans Mono'" style:font-adornments="Полужирный" style:font-family-generic="modern" style:font-pitch="fixed"/>
    <style:font-face style:name="DejaVu Serif" svg:font-family="'DejaVu Serif'" style:font-adornments="Book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, 'Arial Unicode M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Обычный_20_текст">
      <style:paragraph-properties fo:margin-left="0cm" fo:margin-right="0cm" fo:text-indent="0cm" style:auto-text-indent="false"/>
      <style:text-properties style:font-name="Arial1" fo:font-size="12pt" fo:language="ru" fo:country="RU" officeooo:rsid="00167434" officeooo:paragraph-rsid="00167434" style:font-size-asian="12pt" style:language-asian="zh" style:country-asian="CN" style:font-size-complex="12pt" style:language-complex="hi" style:country-complex="IN"/>
    </style:style>
    <style:style style:name="P3" style:family="paragraph" style:parent-style-name="Обычный_20_текст">
      <style:paragraph-properties fo:margin-left="0cm" fo:margin-right="0cm" fo:text-indent="0cm" style:auto-text-indent="false"/>
      <style:text-properties style:font-name="Arial1" fo:font-size="12pt" fo:language="ru" fo:country="RU" officeooo:paragraph-rsid="001f2e55" style:font-size-asian="12pt" style:language-asian="zh" style:country-asian="CN" style:font-name-complex="Arial2" style:font-size-complex="12pt" style:language-complex="hi" style:country-complex="IN"/>
    </style:style>
    <style:style style:name="P4" style:family="paragraph" style:parent-style-name="Обычный_20_текст">
      <style:paragraph-properties fo:margin-left="0cm" fo:margin-right="0cm" fo:text-indent="0cm" style:auto-text-indent="false" fo:break-before="column"/>
      <style:text-properties style:font-name="Arial1" fo:font-size="12pt" fo:language="ru" fo:country="RU" officeooo:paragraph-rsid="001352fc" style:font-size-asian="12pt" style:language-asian="zh" style:country-asian="CN" style:font-name-complex="Arial2" style:font-size-complex="12pt" style:language-complex="hi" style:country-complex="IN"/>
    </style:style>
    <style:style style:name="P5" style:family="paragraph" style:parent-style-name="Обычный_20_текст">
      <style:paragraph-properties fo:margin-top="4.3cm" fo:margin-bottom="0cm" style:contextual-spacing="false"/>
      <style:text-properties style:font-name="Arial1" fo:font-size="12pt" fo:language="ru" fo:country="RU" style:font-size-asian="12pt" style:language-asian="zh" style:country-asian="CN" style:font-name-complex="Arial2" style:font-size-complex="12pt" style:language-complex="hi" style:country-complex="IN"/>
    </style:style>
    <style:style style:name="P6" style:family="paragraph" style:parent-style-name="По_20_центру">
      <style:text-properties style:font-name="Arial1" fo:font-size="14pt" fo:language="ru" fo:country="RU" style:font-size-asian="14pt" style:language-asian="zh" style:country-asian="CN" style:font-name-complex="Arial2" style:font-size-complex="14pt" style:language-complex="hi" style:country-complex="IN"/>
    </style:style>
    <style:style style:name="P7" style:family="paragraph" style:parent-style-name="По_20_центру">
      <style:text-properties style:font-name="Arial1" fo:font-size="14pt" fo:language="ru" fo:country="RU" officeooo:rsid="0031b41b" officeooo:paragraph-rsid="0031b41b" style:font-size-asian="14pt" style:language-asian="zh" style:country-asian="CN" style:font-name-complex="Arial2" style:font-size-complex="14pt" style:language-complex="hi" style:country-complex="IN"/>
    </style:style>
    <style:style style:name="P8" style:family="paragraph" style:parent-style-name="По_20_центру">
      <style:text-properties fo:text-transform="uppercase" style:font-name="Arial1" fo:font-size="10pt" officeooo:rsid="00167434" officeooo:paragraph-rsid="00167434" style:font-size-asian="12pt" style:font-size-complex="12pt"/>
    </style:style>
    <style:style style:name="P9" style:family="paragraph" style:parent-style-name="По_20_центру">
      <style:text-properties fo:font-variant="normal" fo:text-transform="none" style:font-name="Arial1" fo:font-size="10pt" officeooo:rsid="001f2e55" officeooo:paragraph-rsid="001f2e55" style:font-size-asian="12pt" style:font-size-complex="12pt"/>
    </style:style>
    <style:style style:name="P10" style:family="paragraph" style:parent-style-name="Обычный_20_текст">
      <style:text-properties fo:font-weight="normal" style:font-weight-asian="normal" style:font-weight-complex="normal"/>
    </style:style>
    <style:style style:name="P11" style:family="paragraph" style:parent-style-name="Обычный_20_текст">
      <style:text-properties fo:font-weight="normal" officeooo:paragraph-rsid="0031b41b" style:font-weight-asian="normal" style:font-weight-complex="normal"/>
    </style:style>
    <style:style style:name="P12" style:family="paragraph" style:parent-style-name="Обычный_20_текст">
      <style:text-properties officeooo:rsid="0031c975" officeooo:paragraph-rsid="0031c975"/>
    </style:style>
    <style:style style:name="P13" style:family="paragraph" style:parent-style-name="Обычный_20_текст">
      <style:text-properties officeooo:rsid="0031b41b" officeooo:paragraph-rsid="0031c975"/>
    </style:style>
    <style:style style:name="P14" style:family="paragraph" style:parent-style-name="Обычный_20_текст">
      <style:text-properties officeooo:rsid="0031b41b" officeooo:paragraph-rsid="0034a102"/>
    </style:style>
    <style:style style:name="P15" style:family="paragraph" style:parent-style-name="Обычный_20_текст">
      <style:paragraph-properties fo:margin-left="0cm" fo:margin-right="0cm" fo:text-indent="0cm" style:auto-text-indent="false"/>
      <style:text-properties style:font-name="Arial1" fo:font-size="12pt" fo:language="ru" fo:country="RU" officeooo:rsid="00324c21" officeooo:paragraph-rsid="00324c21" style:font-size-asian="12pt" style:language-asian="zh" style:country-asian="CN" style:font-size-complex="12pt" style:language-complex="hi" style:country-complex="IN"/>
    </style:style>
    <style:style style:name="P16" style:family="paragraph" style:parent-style-name="Обычный_20_текст">
      <style:paragraph-properties fo:margin-left="0cm" fo:margin-right="0cm" fo:text-indent="0cm" style:auto-text-indent="false"/>
      <style:text-properties style:font-name="Arial1" fo:font-size="12pt" fo:language="ru" fo:country="RU" officeooo:rsid="003315e1" officeooo:paragraph-rsid="003315e1" style:font-size-asian="12pt" style:language-asian="zh" style:country-asian="CN" style:font-size-complex="12pt" style:language-complex="hi" style:country-complex="IN"/>
    </style:style>
    <style:style style:name="P17" style:family="paragraph" style:parent-style-name="Заголовок_20_Раздела">
      <style:text-properties officeooo:rsid="0031b41b" officeooo:paragraph-rsid="0031b41b"/>
    </style:style>
    <style:style style:name="P18" style:family="paragraph" style:parent-style-name="Заголовок_20_Раздела">
      <style:paragraph-properties fo:break-before="page"/>
      <style:text-properties officeooo:rsid="0031b41b" officeooo:paragraph-rsid="0031b41b"/>
    </style:style>
    <style:style style:name="P19" style:family="paragraph" style:parent-style-name="По_20_центру" style:master-page-name="First_20_Page">
      <style:paragraph-properties style:page-number="auto"/>
      <style:text-properties style:font-name="Arial1" fo:font-size="10pt" officeooo:rsid="00167434" officeooo:paragraph-rsid="00167434" style:font-size-asian="10pt" style:font-size-complex="10pt"/>
    </style:style>
    <style:style style:name="P20" style:family="paragraph" style:parent-style-name="По_20_центру">
      <style:paragraph-properties fo:margin-top="7.001cm" fo:margin-bottom="0cm" style:contextual-spacing="false"/>
      <style:text-properties style:font-name="Arial1" fo:font-size="16pt" fo:language="ru" fo:country="RU" fo:font-weight="normal" officeooo:rsid="003315e1" officeooo:paragraph-rsid="003315e1" style:font-size-asian="14pt" style:language-asian="zh" style:country-asian="CN" style:font-weight-asian="normal" style:font-name-complex="Arial2" style:font-size-complex="14pt" style:language-complex="hi" style:country-complex="IN" style:font-weight-complex="normal"/>
    </style:style>
    <style:style style:name="P21" style:family="paragraph" style:parent-style-name="По_20_центру">
      <style:paragraph-properties fo:margin-top="4.3cm" fo:margin-bottom="0cm" style:contextual-spacing="false"/>
      <style:text-properties style:font-name="Arial1" fo:font-size="12pt" style:font-size-asian="12pt" style:font-size-complex="12pt"/>
    </style:style>
    <style:style style:name="T1" style:family="text">
      <style:text-properties style:font-name-complex="Arial2"/>
    </style:style>
    <style:style style:name="T2" style:family="text">
      <style:text-properties officeooo:rsid="00167434" style:font-name-complex="Arial2"/>
    </style:style>
    <style:style style:name="T3" style:family="text">
      <style:text-properties fo:language="en" fo:country="US" style:font-name-complex="Arial2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125ad" style:font-weight-asian="normal" style:font-weight-complex="normal"/>
    </style:style>
    <style:style style:name="T6" style:family="text">
      <style:text-properties officeooo:rsid="0031b41b"/>
    </style:style>
    <style:style style:name="T7" style:family="text">
      <style:text-properties style:font-style-asian="italic" style:font-style-complex="italic"/>
    </style:style>
    <style:style style:name="T8" style:family="text">
      <style:text-properties officeooo:rsid="0031c975"/>
    </style:style>
    <style:style style:name="T9" style:family="text">
      <style:text-properties officeooo:rsid="003315e1"/>
    </style:style>
    <style:style style:name="T10" style:family="text">
      <style:text-properties fo:font-size="1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4a102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34a102" style:font-style-asian="italic" style:font-style-complex="italic"/>
    </style:style>
    <style:style style:name="T15" style:family="text">
      <style:text-properties officeooo:rsid="0034a102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31b41b"/>
    </style:style>
    <style:style style:name="T18" style:family="text">
      <style:text-properties style:text-underline-style="solid" style:text-underline-width="auto" style:text-underline-color="font-color" officeooo:rsid="0034a10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4252*" fo:start-indent="0cm" fo:end-indent="3.5cm"/>
          <style:column style:rel-width="5385*" fo:start-indent="3.5cm" fo:end-indent="0cm"/>
        </style:columns>
      </style:section-properties>
    </style:style>
    <number:date-style style:name="N10106" number:language="ru" number:country="RU" number:title="Особый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федеральное государственное автономное образовательное учреждение высшего образования</text:p>
      <text:p text:style-name="P8">Санкт-Петербургский национальный исследовательский университет информационных технологий, механики и оптики</text:p>
      <text:p text:style-name="P9">кафедра вычислительной техники</text:p>
      <text:p text:style-name="P20">Отчёт по второму этапу <text:line-break/><text:span text:style-name="T10">курсовой работы</text:span></text:p>
      <text:p text:style-name="P6"><text:span text:style-name="T4">по дисциплине «</text:span><text:span text:style-name="T5">Базы данных</text:span><text:span text:style-name="T4">»</text:span></text:p>
      <text:p text:style-name="P7">на тему «Творчество музыкальных групп»</text:p>
      <text:p text:style-name="P5"/>
      <text:section text:style-name="Sect1" text:name="Раздел1">
        <text:p text:style-name="P3"/>
        <text:p text:style-name="P4">Выполнил<text:span text:style-name="T9">и</text:span></text:p>
        <text:p text:style-name="P2">студент<text:span text:style-name="T9">ы</text:span> группы P3102</text:p>
        <text:p text:style-name="P15">Ощепков А.А.,</text:p>
        <text:p text:style-name="P16">Буланцов А.М.</text:p>
      </text:section>
      <text:p text:style-name="P21"><text:span text:style-name="T1">С</text:span><text:span text:style-name="T2">Пб</text:span><text:span text:style-name="T1"> </text:span><text:span text:style-name="T3"><text:date style:data-style-name="N10106" text:date-value="2017-03-15T13:07:53.031250806">2017</text:date></text:span></text:p>
      <text:list xml:id="list8278458991005342270" text:style-name="Numbering_20_1">
        <text:list-item>
          <text:h text:style-name="P18" text:outline-level="1">Описание предметной области</text:h>
        </text:list-item>
      </text:list>
      <text:p text:style-name="P10">Существуют музыкальные группы, состоящие из одного и более музыкантов. Они имеют год и, возможно, место создания, лидера, основателя или основателей. Творчество группы принадлежит какому-либо стилю, но далеко не всегда ограничивается только им. Группы составляют композиции, которые могут быть объединены в альбомы (в том числе и не единожды) и принадлежать некоторому стилю. Альбомы обычно выпускаются под лейблами.</text:p>
      <text:p text:style-name="P10">Уточним, что стиль группы или музыканта определяется стилем созданных/исполненных композиций.</text:p>
      <text:p text:style-name="P10">Музыканты могут выходить из групп, создавать новые, участвовать в нескольких группах сразу; рождаются и умирают в определенное время и в определенном месте. Кроме реального имени, могут иметь сценическое (и не одно). Реальное не обязательно известно (пример - Иеромонах Феофан), как и другие сведения о личности. Музыканты исполняют определенную роль в группе, возможно несколько (например, вокалист и ведущий гитарист), роль может меняться со временем.</text:p>
      <text:p text:style-name="P10">Коллективы могут выступать (в определенное время) в различных местах, а также устраивать туры. Туры имеют начало, конец, возможно название и состоят из нескольких выступлений.</text:p>
      <text:p text:style-name="P10">Несколько групп могут выступать на одном концерте или фестивале. Во время выступления группа исполняет определенный альбом или набор композиций.</text:p>
      <text:p text:style-name="P10">Композиции имеют название, авторов текста, музыки, конкретной партии (может быть и несколько авторов одной компоненты композиции), продолжительность, стиль.</text:p>
      <text:p text:style-name="P11">Альбомы имеют <text:span text:style-name="T9">название, </text:span>дату выпуска, лейбл, <text:span text:style-name="T6">под которым выпущены,</text:span> список композиций, <text:span text:style-name="T6">записываются на определенной студии (студиях) в определенный промежуток времени.</text:span> <text:span text:style-name="T6">В</text:span>озможно, <text:span text:style-name="T6">известно</text:span> количество проданных копий.</text:p>
      <text:p text:style-name="P10">Лейблы могут как быть независимыми, так и быть дочерними лейблами других лейблов.</text:p>
      <text:list xml:id="list130754633043370" text:continue-numbering="true" text:style-name="Numbering_20_1">
        <text:list-item>
          <text:h text:style-name="P17" text:outline-level="1">Сущности</text:h>
        </text:list-item>
      </text:list>
      <text:p text:style-name="P12">В предметной области были выделены следующие сущности и их свойства:</text:p>
      <text:list xml:id="list2767974647678609662" text:style-name="List_20_1">
        <text:list-item>
          <text:p text:style-name="Список_20_маркированный"><text:span text:style-name="T11">Группа</text:span> (<text:span text:style-name="База">название</text:span>, дата основания, <text:span text:style-name="Выделение_20__28_лёгкое_29_">место</text:span> основания, дата распад<text:span text:style-name="T6">а</text:span>)</text:p>
        </text:list-item>
        <text:list-item>
          <text:p text:style-name="Список_20_маркированный"><text:span text:style-name="T11">Человек</text:span> (имя при рождении, дата рождения, <text:span text:style-name="Выделение_20__28_лёгкое_29_"><text:span text:style-name="T7">место</text:span></text:span> рождения, дата смерти, <text:span text:style-name="Выделение_20__28_лёгкое_29_"><text:span text:style-name="T7">место</text:span></text:span> смерти, пол при рождении)</text:p>
        </text:list-item>
        <text:list-item>
          <text:p text:style-name="Список_20_маркированный"><text:span text:style-name="T13">Участник</text:span> (<text:span text:style-name="Выделение_20__28_лёгкое_29_"><text:span text:style-name="T7">группа</text:span></text:span>, <text:span text:style-name="Выделение_20__28_лёгкое_29_"><text:span text:style-name="T7">человек</text:span></text:span>, дата вступления, дата ухода)</text:p>
        </text:list-item>
        <text:list-item>
          <text:p text:style-name="Список_20_маркированный"><text:span text:style-name="T16">Псевдоним</text:span> (<text:span text:style-name="Выделение_20__28_лёгкое_29_"><text:span text:style-name="T7">человек</text:span></text:span>, псевдоним)</text:p>
        </text:list-item>
        <text:list-item>
          <text:p text:style-name="Список_20_маркированный"><text:span text:style-name="T11">Место</text:span> (страна, населенный пункт, название/адрес)</text:p>
        </text:list-item>
        <text:list-item>
          <text:p text:style-name="Список_20_маркированный"><text:span text:style-name="T11">Стиль </text:span>(название)</text:p>
        </text:list-item>
        <text:list-item>
          <text:p text:style-name="Список_20_маркированный"><text:span text:style-name="T11">Композиция</text:span> (название, дата создания, продолжительность, <text:span text:style-name="Выделение_20__28_лёгкое_29_"><text:span text:style-name="T7">стиль</text:span></text:span>)</text:p>
        </text:list-item>
        <text:list-item>
          <text:p text:style-name="Список_20_маркированный"><text:span text:style-name="T13">Автор</text:span> (<text:span text:style-name="Выделение_20__28_лёгкое_29_"><text:span text:style-name="T7">композиция</text:span></text:span>, <text:span text:style-name="Выделение_20__28_лёгкое_29_"><text:span text:style-name="T7">человек</text:span></text:span>, автор чего)</text:p>
        </text:list-item>
        <text:list-item>
          <text:p text:style-name="Список_20_маркированный"><text:span text:style-name="T11">Альбом</text:span> (<text:span text:style-name="Выделение_20__28_лёгкое_29_"><text:span text:style-name="T7">группа</text:span></text:span>, <text:span text:style-name="T9">название, </text:span>сингл ли, фиктивный ли, дата выпуска, дата начала записи, дата конца записи, <text:span text:style-name="Выделение_20__28_лёгкое_29_"><text:span text:style-name="T7">лейбл</text:span></text:span>, копии, студии) </text:p>
        </text:list-item>
        <text:list-item>
          <text:p text:style-name="Список_20_маркированный"><text:span text:style-name="T11">Лейбл</text:span> (название, <text:span text:style-name="Выделение_20__28_лёгкое_29_"><text:span text:style-name="T7">родитель</text:span></text:span>)</text:p>
        </text:list-item>
        <text:list-item>
          <text:p text:style-name="Список_20_маркированный"><text:span text:style-name="T11">Тур</text:span> (<text:span text:style-name="Выделение_20__28_лёгкое_29_"><text:span text:style-name="T7">группа</text:span></text:span>, дата начала, дата конца, название)</text:p>
        </text:list-item>
        <text:list-item>
          <text:p text:style-name="Список_20_маркированный"><text:span text:style-name="T11">Концерт</text:span> (<text:span text:style-name="Выделение_20__28_лёгкое_29_"><text:span text:style-name="T7">место</text:span></text:span>, дата начала, дата конца, количество зрителей)</text:p>
        </text:list-item>
        <text:list-item>
          <text:p text:style-name="Список_20_маркированный"><text:span text:style-name="T13">Выступление</text:span> (<text:span text:style-name="Выделение_20__28_лёгкое_29_"><text:span text:style-name="T7">концерт</text:span></text:span>, <text:span text:style-name="Выделение_20__28_лёгкое_29_"><text:span text:style-name="T7">группа</text:span></text:span>, <text:span text:style-name="Выделение_20__28_лёгкое_29_"><text:span text:style-name="T7">тур</text:span></text:span>, <text:span text:style-name="Выделение_20__28_лёгкое_29_"><text:span text:style-name="T7">альбом</text:span></text:span>, продолжительность)</text:p>
        </text:list-item>
        <text:list-item>
          <text:p text:style-name="Список_20_маркированный"><text:span text:style-name="T17">Р</text:span><text:span text:style-name="T16">ольВГруппе </text:span>(<text:span text:style-name="T9">участник,</text:span> роль, дата начала, дата конца)</text:p>
        </text:list-item>
      </text:list>
      <text:p text:style-name="P13">Курсивом выделены свойства, связывающие сущности между собой, <text:span text:style-name="T14">ассоциации</text:span><text:span text:style-name="T15">.</text:span> <text:span text:style-name="T8">Частным случаем является связь </text:span><text:span text:style-name="Выделение_20__28_лёгкое_29_"><text:span text:style-name="T8">родитель</text:span></text:span><text:span text:style-name="База"><text:span text:style-name="T8"> у сущности Лейбл — она связывает между собой экземпляры этой сущности. </text:span></text:span></text:p>
      <text:p text:style-name="P14"><text:span text:style-name="База"><text:span text:style-name="T15">Подчёркиванием обозначены </text:span></text:span><text:span text:style-name="База"><text:span text:style-name="T18">характеристики</text:span></text:span><text:span text:style-name="База"><text:span text:style-name="T15">, жирным <text:s/>- </text:span></text:span><text:span text:style-name="База"><text:span text:style-name="T12">стержневые сущности</text:span></text:span><text:span text:style-name="База"><text:span text:style-name="T15">.</text:span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30753808812584" text:continue-list="list130754633043370" text:style-name="Numbering_20_1">
        <text:list-item>
          <text:h text:style-name="Заголовок_20_Раздела" text:outline-level="1">ER-диаграмма</text:h>
        </text:list-item>
      </text:list>
      <text:p text:style-name="Обычный_20_текст"><draw:frame draw:style-name="fr1" draw:name="Изображение1" text:anchor-type="paragraph" svg:width="18cm" svg:height="22.027cm" draw:z-index="0"><draw:image xlink:href="Pictures/1000020100000329000003DEC0DA587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adornments="Regular" style:font-charset="x-symbol"/>
    <style:font-face style:name="Arial" svg:font-family="Arial" style:font-family-generic="roman"/>
    <style:font-face style:name="OpenSymbol" svg:font-family="OpenSymbol, 'Arial Unicode MS'" style:font-family-generic="roman"/>
    <style:font-face style:name="Times New Roman" svg:font-family="'Times New Roman'" style:font-family-generic="roman"/>
    <style:font-face style:name="Times New Roman1" svg:font-family="'Times New Roman'" style:font-family-generic="swiss"/>
    <style:font-face style:name="DejaVu Sans Mono1" svg:font-family="'DejaVu Sans Mono'" style:font-adornments="Book" style:font-family-generic="modern" style:font-pitch="fixed"/>
    <style:font-face style:name="DejaVu Sans Mono" svg:font-family="'DejaVu Sans Mono'" style:font-adornments="Полужирный" style:font-family-generic="modern" style:font-pitch="fixed"/>
    <style:font-face style:name="DejaVu Serif" svg:font-family="'DejaVu Serif'" style:font-adornments="Book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, 'Arial Unicode M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ru" fo:country="RU" style:letter-kerning="true" style:font-name-asian="Arial Unicode MS" style:font-size-asian="10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ru" fo:country="RU" style:letter-kerning="true" style:font-name-asian="Arial Unicode MS" style:font-size-asian="10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punctuation-wrap="simple" style:writing-mode="lr-tb"/>
      <style:text-properties fo:color="#00000a" style:font-name="Times New Roman" fo:font-family="'Times New Roman'" style:font-family-generic="roman" fo:font-size="12pt" fo:language="ru" fo:country="RU" style:font-name-asian="Arial Unicode MS" style:font-family-asian="'Arial Unicode MS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family="Arial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left="0cm" fo:margin-right="0cm" fo:text-indent="0cm" style:auto-text-indent="false"/>
      <style:text-properties style:font-name="Times New Roman1" fo:font-family="'Times New Roman'" style:font-family-generic="swiss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left="0cm" fo:margin-right="0cm" fo:text-indent="0cm" style:auto-text-indent="false"/>
      <style:text-properties style:font-name="Times New Roman1" fo:font-family="'Times New Roman'" style:font-family-generic="swiss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Обычный_20_текст" style:display-name="Обычный текст" style:family="paragraph" style:parent-style-name="Standard" style:default-outline-level="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fo:background-color="#ffffff">
        <style:background-image/>
      </style:paragraph-properties>
      <style:text-properties fo:color="#000000" style:font-name="DejaVu Serif" fo:font-family="'DejaVu Serif'" style:font-style-name="Book" style:font-family-generic="roman" style:font-pitch="variable" fo:font-size="12pt" style:font-size-asian="14pt" style:font-name-complex="Times New Roman2" style:font-family-complex="'Times New Roman'" style:font-family-generic-complex="system" style:font-pitch-complex="variable"/>
    </style:style>
    <style:style style:name="Заголовок_20_Структурный" style:display-name="Заголовок Структурный" style:family="paragraph" style:parent-style-name="Заголовок_20_Раздела" style:default-outline-level="1" style:list-style-name="">
      <style:paragraph-properties fo:margin-left="0cm" fo:margin-right="0cm" fo:margin-top="0.101cm" fo:margin-bottom="0.101cm" style:contextual-spacing="false" fo:line-height="150%" fo:text-align="center" style:justify-single-word="false" fo:text-indent="0cm" style:auto-text-indent="false" fo:break-before="page" fo:keep-with-next="always"/>
      <style:text-properties fo:text-transform="uppercase" style:font-name="DejaVu Sans" fo:font-family="'DejaVu Sans'" style:font-style-name="Book" style:font-family-generic="swiss" style:font-pitch="variable" fo:font-size="16pt" style:font-size-asian="16pt" style:font-name-complex="Arial2" style:font-family-complex="Arial" style:font-family-generic-complex="system" style:font-pitch-complex="variable"/>
    </style:style>
    <style:style style:name="Заголовок_20_Подраздела" style:display-name="Заголовок Подраздела" style:family="paragraph" style:parent-style-name="Заголовок_20_Структурный" style:next-style-name="Обычный_20_текст" style:default-outline-level="2" style:list-style-name="Numbering_20_1">
      <style:paragraph-properties fo:margin-left="0cm" fo:margin-right="0cm" fo:margin-top="0.3cm" fo:margin-bottom="0.101cm" style:contextual-spacing="false" fo:text-align="justify" style:justify-single-word="false" fo:text-indent="1cm" style:auto-text-indent="false" fo:break-before="auto" fo:break-after="auto" fo:background-color="#ffffff">
        <style:tab-stops>
          <style:tab-stop style:position="2cm"/>
        </style:tab-stops>
        <style:background-image/>
      </style:paragraph-properties>
      <style:text-properties fo:font-variant="normal" fo:text-transform="none" fo:font-size="14pt" style:font-size-asian="14pt"/>
    </style:style>
    <style:style style:name="Заголовок_20_Пункта" style:display-name="Заголовок Пункта" style:family="paragraph" style:parent-style-name="Заголовок_20_Подраздела" style:default-outline-level="">
      <style:paragraph-properties fo:margin-top="0.101cm" fo:margin-bottom="0cm" style:contextual-spacing="false" fo:background-color="#ffffff">
        <style:background-image/>
      </style:paragraph-properties>
      <style:text-properties fo:font-size="12pt" style:font-size-asian="14pt"/>
    </style:style>
    <style:style style:name="Hanging_20_indent" style:display-name="Hanging indent" style:family="paragraph" style:parent-style-name="Text_20_body" style:default-outline-level="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1cm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Список_20_нумерованный" style:display-name="Список нумерованный" style:family="paragraph" style:parent-style-name="Обычный_20_текст" style:default-outline-level="" style:list-style-name="Numbering_20_2">
      <style:paragraph-properties fo:margin-left="1.499cm" fo:margin-right="0cm" fo:text-indent="-0.499cm" style:auto-text-indent="false" fo:background-color="#ffffff">
        <style:tab-stops/>
        <style:background-image/>
      </style:paragraph-properties>
      <style:text-properties fo:background-color="transparent"/>
    </style:style>
    <style:style style:name="Список_20_маркированный" style:display-name="Список маркированный" style:family="paragraph" style:parent-style-name="Обычный_20_текст" style:default-outline-level="" style:list-style-name="List_20_1">
      <style:paragraph-properties fo:margin-top="0cm" fo:margin-bottom="0cm" style:contextual-spacing="false" fo:background-color="#ffffff">
        <style:background-image/>
      </style:paragraph-properties>
    </style:style>
    <style:style style:name="Contents_20_Heading" style:display-name="Contents Heading" style:family="paragraph" style:parent-style-name="Heading" style:default-outline-level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default-outline-level="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default-outline-level="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default-outline-level="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Заголовок_20_Раздела" style:display-name="Заголовок Раздела" style:family="paragraph" style:parent-style-name="Обычный_20_текст" style:next-style-name="Обычный_20_текст" style:default-outline-level="1" style:list-style-name="Numbering_20_1" style:master-page-name="">
      <style:paragraph-properties fo:margin-left="0cm" fo:margin-right="0cm" fo:margin-top="0cm" fo:margin-bottom="0cm" style:contextual-spacing="false" fo:text-align="start" style:justify-single-word="false" fo:text-indent="1cm" style:auto-text-indent="false" style:page-number="auto" fo:break-before="page">
        <style:tab-stops>
          <style:tab-stop style:position="2cm"/>
        </style:tab-stops>
      </style:paragraph-properties>
      <style:text-properties fo:font-variant="normal" fo:text-transform="none" style:font-name="DejaVu Sans" fo:font-family="'DejaVu Sans'" style:font-style-name="Book" style:font-family-generic="swiss" style:font-pitch="variable" fo:font-size="15pt"/>
    </style:style>
    <style:style style:name="List_20_Heading" style:display-name="List Heading" style:family="paragraph" style:parent-style-name="Standard" style:default-outline-level="" style:class="html"/>
    <style:style style:name="Bibliography_20_1" style:display-name="Bibliography 1" style:family="paragraph" style:parent-style-name="Index" style:default-outline-level="" style:class="index">
      <style:paragraph-properties fo:margin-left="0.466cm" fo:margin-right="0cm" fo:margin-top="0cm" fo:margin-bottom="0cm" style:contextual-spacing="false" style:line-height-at-least="0.423cm" fo:text-indent="-0.466cm" style:auto-text-indent="false">
        <style:tab-stops>
          <style:tab-stop style:position="0.466cm"/>
        </style:tab-stops>
      </style:paragraph-properties>
    </style:style>
    <style:style style:name="По_20_центру" style:display-name="По центру" style:family="paragraph" style:parent-style-name="Обычный_20_текст">
      <style:paragraph-properties fo:margin-left="0cm" fo:margin-right="0cm" fo:text-align="center" style:justify-single-word="false" fo:text-indent="0cm" style:auto-text-indent="false"/>
    </style:style>
    <style:style style:name="Формула" style:family="paragraph" style:parent-style-name="Обычный_20_текст" style:next-style-name="Обычный_20_текст_20__28_без_20_отступа_29_">
      <style:paragraph-properties fo:margin-left="0cm" fo:margin-right="0cm" fo:text-align="justify" style:justify-single-word="false" fo:text-indent="0cm" style:auto-text-indent="false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азвание_20_таблицы" style:display-name="Название таблицы" style:family="paragraph" style:parent-style-name="Обычный_20_текст" style:next-style-name="Обычный_20_текст" style:master-page-name="">
      <style:paragraph-properties fo:margin-left="0cm" fo:margin-right="0cm" fo:text-align="start" style:justify-single-word="false" fo:text-indent="0cm" style:auto-text-indent="false" style:page-number="auto" fo:keep-with-next="always"/>
      <style:text-properties fo:font-size="12pt"/>
    </style:style>
    <style:style style:name="Название_20_рисунка" style:display-name="Название рисунка" style:family="paragraph" style:parent-style-name="По_20_центру" style:next-style-name="Обычный_20_текст">
      <style:text-properties fo:font-size="12pt"/>
    </style:style>
    <style:style style:name="Footer" style:family="paragraph" style:parent-style-name="Standard" style:class="extra"/>
    <style:style style:name="Таблица_20_-_20_содержимое" style:display-name="Таблица - содержимое" style:family="paragraph" style:parent-style-name="Обычный_20_текст" style:master-page-name="">
      <style:paragraph-properties fo:margin-left="0cm" fo:margin-right="0cm" fo:text-align="center" style:justify-single-word="false" fo:text-indent="0cm" style:auto-text-indent="false" style:page-number="auto" style:vertical-align="middle"/>
      <style:text-properties fo:font-size="10pt"/>
    </style:style>
    <style:style style:name="Таблица_20_-_20_заголовок" style:display-name="Таблица - заголовок" style:family="paragraph" style:parent-style-name="Таблица_20_-_20_содержимое">
      <style:text-properties fo:font-weight="normal"/>
    </style:style>
    <style:style style:name="Таблица_20_-_20_заголовок_20__28_моноширинный_29_" style:display-name="Таблица - заголовок (моноширинный)" style:family="paragraph" style:parent-style-name="Таблица_20_-_20_заголовок">
      <style:text-properties style:font-name="DejaVu Sans Mono" fo:font-family="'DejaVu Sans Mono'" style:font-style-name="Полужирный" style:font-family-generic="modern" style:font-pitch="fixed"/>
    </style:style>
    <style:style style:name="Таблица_20_-_20_содержимое_20__28_моноширинный_29_" style:display-name="Таблица - содержимое (моноширинный)" style:family="paragraph" style:parent-style-name="Таблица_20_-_20_содержимое"/>
    <style:style style:name="Обычный_20_текст_20__28_без_20_отступа_29_" style:display-name="Обычный текст (без отступа)" style:family="paragraph" style:parent-style-name="Обычный_20_текст">
      <style:paragraph-properties fo:margin-left="0cm" fo:margin-right="0cm" fo:text-indent="0cm" style:auto-text-indent="false"/>
    </style:style>
    <style:style style:name="Листинг" style:family="paragraph" style:parent-style-name="Обычный_20_текст_20__28_без_20_отступа_29_">
      <style:text-properties style:font-name="DejaVu Sans Mono1" fo:font-family="'DejaVu Sans Mono'" style:font-style-name="Book" style:font-family-generic="modern" style:font-pitch="fixed" fo:font-size="8pt"/>
    </style:style>
    <style:style style:name="Листинг_20__28_крупнее_29_" style:display-name="Листинг (крупнее)" style:family="paragraph" style:parent-style-name="Листинг">
      <style:text-properties fo:font-size="9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family-generic="roman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База" style:family="text">
      <style:text-properties style:font-name="DejaVu Serif" fo:font-family="'DejaVu Serif'" style:font-style-name="Book" style:font-family-generic="roman" style:font-pitch="variable"/>
    </style:style>
    <style:style style:name="Выделение_20__28_лёгкое_29_" style:display-name="Выделение (лёгкое)" style:family="text" style:parent-style-name="База">
      <style:text-properties fo:font-style="italic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1.499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499cm" fo:text-indent="-0.499cm" fo:margin-left="2.499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499cm" fo:text-indent="-0.499cm" fo:margin-left="3.5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0.499cm" fo:text-indent="2.501cm" fo:margin-left="1.499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0.499cm" fo:text-indent="-0.499cm" fo:margin-left="1.499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0.499cm" fo:text-indent="-0.499cm" fo:margin-left="1.499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0.499cm" fo:text-indent="-0.499cm" fo:margin-left="1.499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0.499cm" fo:text-indent="-0.499cm" fo:margin-left="1.499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0.499cm" fo:text-indent="-0.499cm" fo:margin-left="1.499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0.499cm" fo:text-indent="-0.499cm" fo:margin-left="1.499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499cm" fo:text-indent="-0.499cm" fo:margin-left="1.499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499cm" fo:text-indent="-0.499cm" fo:margin-left="2.499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499cm" fo:text-indent="-0.499cm" fo:margin-left="3.5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99cm" fo:text-indent="2.501cm" fo:margin-left="1.4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499cm" fo:text-indent="-0.499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499cm" fo:text-indent="-0.499cm" fo:margin-left="1.4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499cm" fo:text-indent="-0.499cm" fo:margin-left="1.499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499cm" fo:text-indent="-0.499cm" fo:margin-left="1.499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0.499cm" fo:text-indent="-0.499cm" fo:margin-left="1.499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0.499cm" fo:text-indent="-0.499cm" fo:margin-left="1.499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Character_5f_20_5f_style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3"/>
    <style:master-page style:name="First_20_Page" style:display-name="First Page" style:page-layout-name="Mpm4" style:next-style-name="Standard"/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23:33:28.884085487</meta:creation-date>
    <dc:language>ru-RU</dc:language>
    <meta:editing-cycles>15</meta:editing-cycles>
    <meta:editing-duration>PT3H10M22S</meta:editing-duration>
    <meta:generator>LibreOffice/4.2.8.2$Linux_X86_64 LibreOffice_project/420m0$Build-2</meta:generator>
    <dc:date>2017-03-15T13:07:52.891340944</dc:date>
    <dc:creator>Артём P3102 Ощепков</dc:creator>
    <meta:document-statistic meta:table-count="0" meta:image-count="1" meta:object-count="0" meta:page-count="4" meta:paragraph-count="40" meta:word-count="434" meta:character-count="3300" meta:non-whitespace-character-count="2918"/>
    <meta:user-defined meta:name="ZOTERO_PREF_1">&lt;data data-version="3" zotero-version="4.0.28.9"&gt;&lt;session id="jYn6aMVZ"/&gt;&lt;style id="http://www.zotero.org/styles/gost-r-7-0-5-2008-numeric" hasBibliography="1" bibliographyStyleHasBeenSet="1"/&gt;&lt;prefs&gt;&lt;pref name="fieldType" value="ReferenceMark"/&gt;&lt;pref nam</meta:user-defined>
    <meta:user-defined meta:name="ZOTERO_PREF_2">e="storeReferences" value="true"/&gt;&lt;pref name="automaticJournalAbbreviations" value="true"/&gt;&lt;pref name="noteType" value=""/&gt;&lt;/prefs&gt;&lt;/data&gt;</meta:user-defined>
  </office:meta>
</office:document-meta>
</file>